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192600" calcext:value-type="float">
            <text:p>1926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8433.61311876529" calcext:value-type="float">
            <text:p>8433.613118765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191000" calcext:value-type="float">
            <text:p>191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8433.61311876529" calcext:value-type="float">
            <text:p>8433.613118765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-1600" calcext:value-type="float">
            <text:p>-16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8433.61311876529" calcext:value-type="float">
            <text:p>8433.613118765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5891.79117259552" calcext:value-type="float">
            <text:p>5891.791172595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8433.61311876529" calcext:value-type="float">
            <text:p>8433.613118765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7742.30877093921" calcext:value-type="float">
            <text:p>7742.308770939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-1130" calcext:value-type="float">
            <text:p>-113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7520.56964050442" calcext:value-type="float">
            <text:p>7520.569640504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470" calcext:value-type="float">
            <text:p>1047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7914.56549971767" calcext:value-type="float">
            <text:p>7914.565499717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8433.61311876529" calcext:value-type="float">
            <text:p>8433.613118765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8433.61311876529" calcext:value-type="float">
            <text:p>8433.613118765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8433.61311876529" calcext:value-type="float">
            <text:p>8433.613118765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8433.61311876529" calcext:value-type="float">
            <text:p>8433.613118765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table:number-columns-repeated="3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402.73602484472" calcext:value-type="float">
            <text:p>6402.7360248447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4];[.K24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8433.61311876529" calcext:value-type="float">
            <text:p>8433.613118765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table:style-name="ce45"/>
          <table:table-cell table:number-columns-repeated="3"/>
          <table:table-cell table:style-name="ce26" table:formula="of:=SUM([.M3:.M29])" office:value-type="float" office:value="251000" calcext:value-type="float">
            <text:p>251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60100" calcext:value-type="float">
            <text:p>260100</text:p>
          </table:table-cell>
          <table:table-cell table:number-columns-repeated="2"/>
          <table:table-cell table:formula="of:=[.M30]-[.J31]" office:value-type="float" office:value="-9100" calcext:value-type="float">
            <text:p>-91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style-name="ce26"/>
          <table:table-cell table:style-name="ce26" table:formula="of:=SUM([.B93:.F93])" office:value-type="float" office:value="23100" calcext:value-type="float">
            <text:p>23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0:.F120])" office:value-type="float" office:value="1004.34782608696" calcext:value-type="float">
            <text:p>1004.34782608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004.34782608696" calcext:value-type="float">
            <text:p>1004.34782608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1004.34782608696" calcext:value-type="float">
            <text:p>1004.34782608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1004.34782608696" calcext:value-type="float">
            <text:p>1004.347826087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 table:formula="of:=[.D93]/23" office:value-type="float" office:value="0" calcext:value-type="float">
            <text:p>0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6" table:formula="of:=SUM([.H94:.H119])" office:value-type="float" office:value="24104.3478260869" calcext:value-type="float">
            <text:p>24104.3478260869</text:p>
          </table:table-cell>
          <table:table-cell table:style-name="ce4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5:34:44.876294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1T15:36:42.256854825</dc:date>
    <meta:editing-duration>P13DT6H32M1S</meta:editing-duration>
    <meta:editing-cycles>3693</meta:editing-cycles>
    <meta:generator>LibreOffice/4.2.8.2$Linux_X86_64 LibreOffice_project/420m0$Build-2</meta:generator>
    <meta:document-statistic meta:table-count="23" meta:cell-count="11181" meta:object-count="0"/>
  </office:meta>
</office:document-meta>
</file>